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125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wysokosc bazowa</text:p>
          </table:table-cell>
          <table:table-cell office:value-type="string" calcext:value-type="string">
            <text:p>pochylenie dachu</text:p>
          </table:table-cell>
          <table:table-cell office:value-type="string" calcext:value-type="string">
            <text:p>odleglosc</text:p>
          </table:table-cell>
          <table:table-cell office:value-type="string" calcext:value-type="string">
            <text:p>wysokosc na odleglosci D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.2</text:p>
          </table:table-cell>
          <table:table-cell table:formula="of:=[.B5]-[.F5]" office:value-type="float" office:value="2.03035359727263" calcext:value-type="float">
            <text:p>2.0303535973</text:p>
          </table:table-cell>
          <table:table-cell table:formula="of:=[.D5]*TAN(RADIANS([.C5]))" office:value-type="float" office:value="0.969646402727365" calcext:value-type="float">
            <text:p>0.969646402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.8</text:p>
          </table:table-cell>
          <table:table-cell table:formula="of:=[.B6]-[.F6]" office:value-type="float" office:value="2.58443725597399" calcext:value-type="float">
            <text:p>2.584437256</text:p>
          </table:table-cell>
          <table:table-cell table:formula="of:=[.D6]*TAN(RADIANS([.C6]))" office:value-type="float" office:value="0.415562744026014" calcext:value-type="float">
            <text:p>0.41556274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05" calcext:value-type="float">
            <text:p>1.05</text:p>
          </table:table-cell>
          <table:table-cell table:formula="of:=[.B7]-[.F7]" office:value-type="float" office:value="2.75758839931816" calcext:value-type="float">
            <text:p>2.7575883993</text:p>
          </table:table-cell>
          <table:table-cell table:formula="of:=[.D7]*TAN(RADIANS([.C7]))" office:value-type="float" office:value="0.242411600681841" calcext:value-type="float">
            <text:p>0.242411600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.2" calcext:value-type="float">
            <text:p>3.2</text:p>
          </table:table-cell>
          <table:table-cell table:formula="of:=[.B8]-[.F8]" office:value-type="float" office:value="2.2612217883982" calcext:value-type="float">
            <text:p>2.2612217884</text:p>
          </table:table-cell>
          <table:table-cell table:formula="of:=[.D8]*TAN(RADIANS([.C8]))" office:value-type="float" office:value="0.738778211601802" calcext:value-type="float">
            <text:p>0.7387782116</text:p>
          </table:table-cell>
        </table:table-row>
        <table:table-row table:style-name="ro1" table:number-rows-repeated="9">
          <table:table-cell table:number-columns-repeated="6"/>
        </table:table-row>
        <table:table-row table:style-name="ro1">
          <table:table-cell/>
          <table:table-cell office:value-type="float" office:value="2.9" calcext:value-type="float">
            <text:p>2.9</text:p>
          </table:table-cell>
          <table:table-cell table:formula="of:=DEGREES(ATAN(([.B18]-[.E18])/[.D18]))" office:value-type="float" office:value="12.4074185274007" calcext:value-type="float">
            <text:p>12.4074185274</text:p>
          </table:table-cell>
          <table:table-cell office:value-type="float" office:value="3" calcext:value-type="float">
            <text:p>3</text:p>
          </table:table-cell>
          <table:table-cell office:value-type="float" office:value="2.24" calcext:value-type="float">
            <text:p>2.24</text:p>
          </table:table-cell>
          <table:table-cell table:formula="of:=[.B18]-[.E18]" office:value-type="float" office:value="0.66" calcext:value-type="float">
            <text:p>0.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ł Jakubczyk</meta:initial-creator>
    <meta:creation-date>2018-03-30T18:04:04.710552355</meta:creation-date>
    <dc:date>2018-03-31T00:56:39.910970847</dc:date>
    <dc:creator>Rafał Jakubczyk</dc:creator>
    <meta:editing-duration>PT2H31M54S</meta:editing-duration>
    <meta:editing-cycles>1</meta:editing-cycles>
    <meta:document-statistic meta:table-count="1" meta:cell-count="30" meta:object-count="0"/>
    <meta:generator>LibreOffice/5.1.6.2$Linux_X86_64 LibreOffice_project/10m0$Build-2</meta:generator>
  </office:meta>
</office:document-meta>
</file>